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poch_id</text:p>
          </table:table-cell>
          <table:table-cell office:value-type="string" calcext:value-type="string">
            <text:p>batch_i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betweenness_cost</text:p>
          </table:table-cell>
          <table:table-cell office:value-type="string" calcext:value-type="string">
            <text:p>closeness_cost</text:p>
          </table:table-cell>
          <table:table-cell office:value-type="string" calcext:value-type="string">
            <text:p>degree_cost</text:p>
          </table:table-cell>
          <table:table-cell office:value-type="string" calcext:value-type="string">
            <text:p>eigenvector_cos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betweenness_ABS</text:p>
          </table:table-cell>
          <table:table-cell office:value-type="string" calcext:value-type="string">
            <text:p>betweenness_REL</text:p>
          </table:table-cell>
          <table:table-cell office:value-type="string" calcext:value-type="string">
            <text:p>closeness_ABS</text:p>
          </table:table-cell>
          <table:table-cell office:value-type="string" calcext:value-type="string">
            <text:p>closeness_REL</text:p>
          </table:table-cell>
          <table:table-cell office:value-type="string" calcext:value-type="string">
            <text:p>degree_ABS</text:p>
          </table:table-cell>
          <table:table-cell office:value-type="string" calcext:value-type="string">
            <text:p>degree_REL</text:p>
          </table:table-cell>
          <table:table-cell office:value-type="string" calcext:value-type="string">
            <text:p>eigenvector_ABS</text:p>
          </table:table-cell>
          <table:table-cell office:value-type="string" calcext:value-type="string">
            <text:p>eigenvector_R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g</text:p>
          </table:table-cell>
          <table:table-cell office:value-type="float" office:value="0.0501211711671203" calcext:value-type="float">
            <text:p>0.05012117116712</text:p>
          </table:table-cell>
          <table:table-cell office:value-type="float" office:value="0.0211414707009681" calcext:value-type="float">
            <text:p>0.021141470700968</text:p>
          </table:table-cell>
          <table:table-cell office:value-type="float" office:value="0.00565048397402279" calcext:value-type="float">
            <text:p>0.005650483974023</text:p>
          </table:table-cell>
          <table:table-cell office:value-type="float" office:value="0.0195216796128079" calcext:value-type="float">
            <text:p>0.019521679612808</text:p>
          </table:table-cell>
          <table:table-cell office:value-type="float" office:value="0.00380745513393777" calcext:value-type="float">
            <text:p>0.003807455133938</text:p>
          </table:table-cell>
          <table:table-cell office:value-type="float" office:value="0.0668722818192169" calcext:value-type="float">
            <text:p>0.066872281819217</text:p>
          </table:table-cell>
          <table:table-cell office:value-type="float" office:value="80.7276501079193" calcext:value-type="float">
            <text:p>80.7276501079193</text:p>
          </table:table-cell>
          <table:table-cell office:value-type="float" office:value="0.0683556787271705" calcext:value-type="float">
            <text:p>0.068355678727171</text:p>
          </table:table-cell>
          <table:table-cell office:value-type="float" office:value="0.999929031261113" calcext:value-type="float">
            <text:p>0.999929031261113</text:p>
          </table:table-cell>
          <table:table-cell office:value-type="float" office:value="0.068024188730975" calcext:value-type="float">
            <text:p>0.068024188730975</text:p>
          </table:table-cell>
          <table:table-cell office:value-type="float" office:value="0.22042405614362" calcext:value-type="float">
            <text:p>0.22042405614362</text:p>
          </table:table-cell>
          <table:table-cell office:value-type="float" office:value="0.0861993390558162" calcext:value-type="float">
            <text:p>0.086199339055816</text:p>
          </table:table-cell>
          <table:table-cell office:value-type="float" office:value="0.389252863924626" calcext:value-type="float">
            <text:p>0.389252863924626</text:p>
          </table:table-cell>
          <table:table-cell office:value-type="float" office:value="0.0449099207629058" calcext:value-type="float">
            <text:p>0.044909920762906</text:p>
          </table:table-cell>
          <table:table-cell office:value-type="float" office:value="321.300994480348" calcext:value-type="float">
            <text:p>321.3009944803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vg</text:p>
          </table:table-cell>
          <table:table-cell office:value-type="float" office:value="0.0462543508037925" calcext:value-type="float">
            <text:p>0.046254350803793</text:p>
          </table:table-cell>
          <table:table-cell office:value-type="float" office:value="0.0183284722152166" calcext:value-type="float">
            <text:p>0.018328472215217</text:p>
          </table:table-cell>
          <table:table-cell office:value-type="float" office:value="0.00205304225892178" calcext:value-type="float">
            <text:p>0.002053042258922</text:p>
          </table:table-cell>
          <table:table-cell office:value-type="float" office:value="0.0245875978725962" calcext:value-type="float">
            <text:p>0.024587597872596</text:p>
          </table:table-cell>
          <table:table-cell office:value-type="float" office:value="0.00128515626056469" calcext:value-type="float">
            <text:p>0.001285156260565</text:p>
          </table:table-cell>
          <table:table-cell office:value-type="float" office:value="0.0539649801833323" calcext:value-type="float">
            <text:p>0.053964980183332</text:p>
          </table:table-cell>
          <table:table-cell office:value-type="float" office:value="90626.2145622841" calcext:value-type="float">
            <text:p>90626.2145622841</text:p>
          </table:table-cell>
          <table:table-cell office:value-type="float" office:value="0.0603167999291882" calcext:value-type="float">
            <text:p>0.060316799929188</text:p>
          </table:table-cell>
          <table:table-cell office:value-type="float" office:value="0.885874721827422" calcext:value-type="float">
            <text:p>0.885874721827422</text:p>
          </table:table-cell>
          <table:table-cell office:value-type="float" office:value="0.0386404372084804" calcext:value-type="float">
            <text:p>0.03864043720848</text:p>
          </table:table-cell>
          <table:table-cell office:value-type="float" office:value="0.132678164266345" calcext:value-type="float">
            <text:p>0.132678164266345</text:p>
          </table:table-cell>
          <table:table-cell office:value-type="float" office:value="0.0917158287068702" calcext:value-type="float">
            <text:p>0.09171582870687</text:p>
          </table:table-cell>
          <table:table-cell office:value-type="float" office:value="0.435008869926349" calcext:value-type="float">
            <text:p>0.435008869926349</text:p>
          </table:table-cell>
          <table:table-cell office:value-type="float" office:value="0.0251868548887903" calcext:value-type="float">
            <text:p>0.02518685488879</text:p>
          </table:table-cell>
          <table:table-cell office:value-type="float" office:value="362503.40468738" calcext:value-type="float">
            <text:p>362503.40468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vg</text:p>
          </table:table-cell>
          <table:table-cell office:value-type="float" office:value="0.0468878177925944" calcext:value-type="float">
            <text:p>0.046887817792595</text:p>
          </table:table-cell>
          <table:table-cell office:value-type="float" office:value="0.017131107772002" calcext:value-type="float">
            <text:p>0.017131107772002</text:p>
          </table:table-cell>
          <table:table-cell office:value-type="float" office:value="0.0010761933408503" calcext:value-type="float">
            <text:p>0.00107619334085</text:p>
          </table:table-cell>
          <table:table-cell office:value-type="float" office:value="0.0278709101257846" calcext:value-type="float">
            <text:p>0.027870910125785</text:p>
          </table:table-cell>
          <table:table-cell office:value-type="float" office:value="0.000809524717624299" calcext:value-type="float">
            <text:p>0.000809524717624</text:p>
          </table:table-cell>
          <table:table-cell office:value-type="float" office:value="0.0491108259079405" calcext:value-type="float">
            <text:p>0.049110825907941</text:p>
          </table:table-cell>
          <table:table-cell office:value-type="float" office:value="23022882.230813" calcext:value-type="float">
            <text:p>23022882.230813</text:p>
          </table:table-cell>
          <table:table-cell office:value-type="float" office:value="0.0562558406010673" calcext:value-type="float">
            <text:p>0.056255840601067</text:p>
          </table:table-cell>
          <table:table-cell office:value-type="float" office:value="0.875653427892821" calcext:value-type="float">
            <text:p>0.875653427892821</text:p>
          </table:table-cell>
          <table:table-cell office:value-type="float" office:value="0.0256060554510454" calcext:value-type="float">
            <text:p>0.025606055451046</text:p>
          </table:table-cell>
          <table:table-cell office:value-type="float" office:value="0.0886831037364943" calcext:value-type="float">
            <text:p>0.088683103736494</text:p>
          </table:table-cell>
          <table:table-cell office:value-type="float" office:value="0.0945151239836151" calcext:value-type="float">
            <text:p>0.094515123983615</text:p>
          </table:table-cell>
          <table:table-cell office:value-type="float" office:value="0.45676817423703" calcext:value-type="float">
            <text:p>0.45676817423703</text:p>
          </table:table-cell>
          <table:table-cell office:value-type="float" office:value="0.0200662835960342" calcext:value-type="float">
            <text:p>0.020066283596034</text:p>
          </table:table-cell>
          <table:table-cell office:value-type="float" office:value="92091527.5021475" calcext:value-type="float">
            <text:p>92091527.50214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vg</text:p>
          </table:table-cell>
          <table:table-cell office:value-type="float" office:value="0.0482983491383493" calcext:value-type="float">
            <text:p>0.048298349138349</text:p>
          </table:table-cell>
          <table:table-cell office:value-type="float" office:value="0.0167045519337989" calcext:value-type="float">
            <text:p>0.016704551933799</text:p>
          </table:table-cell>
          <table:table-cell office:value-type="float" office:value="0.000924354113521986" calcext:value-type="float">
            <text:p>0.000924354113522</text:p>
          </table:table-cell>
          <table:table-cell office:value-type="float" office:value="0.0298731004004367" calcext:value-type="float">
            <text:p>0.029873100400437</text:p>
          </table:table-cell>
          <table:table-cell office:value-type="float" office:value="0.000796261087089079" calcext:value-type="float">
            <text:p>0.000796261087089</text:p>
          </table:table-cell>
          <table:table-cell office:value-type="float" office:value="0.04834861798339" calcext:value-type="float">
            <text:p>0.04834861798339</text:p>
          </table:table-cell>
          <table:table-cell office:value-type="float" office:value="5060690688.55162" calcext:value-type="float">
            <text:p>5060690688.55162</text:p>
          </table:table-cell>
          <table:table-cell office:value-type="float" office:value="0.0541994796102795" calcext:value-type="float">
            <text:p>0.05419947961028</text:p>
          </table:table-cell>
          <table:table-cell office:value-type="float" office:value="0.871851971211097" calcext:value-type="float">
            <text:p>0.871851971211097</text:p>
          </table:table-cell>
          <table:table-cell office:value-type="float" office:value="0.0241249218329658" calcext:value-type="float">
            <text:p>0.024124921832966</text:p>
          </table:table-cell>
          <table:table-cell office:value-type="float" office:value="0.101435437612027" calcext:value-type="float">
            <text:p>0.101435437612027</text:p>
          </table:table-cell>
          <table:table-cell office:value-type="float" office:value="0.0957112643685699" calcext:value-type="float">
            <text:p>0.09571126436857</text:p>
          </table:table-cell>
          <table:table-cell office:value-type="float" office:value="0.467541354916624" calcext:value-type="float">
            <text:p>0.467541354916624</text:p>
          </table:table-cell>
          <table:table-cell office:value-type="float" office:value="0.0193588061217449" calcext:value-type="float">
            <text:p>0.019358806121745</text:p>
          </table:table-cell>
          <table:table-cell office:value-type="float" office:value="20242762752.7657" calcext:value-type="float">
            <text:p>20242762752.7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vg</text:p>
          </table:table-cell>
          <table:table-cell office:value-type="float" office:value="0.0496037292759866" calcext:value-type="float">
            <text:p>0.049603729275987</text:p>
          </table:table-cell>
          <table:table-cell office:value-type="float" office:value="0.0160665557486936" calcext:value-type="float">
            <text:p>0.016066555748694</text:p>
          </table:table-cell>
          <table:table-cell office:value-type="float" office:value="0.00099039093220199" calcext:value-type="float">
            <text:p>0.000990390932202</text:p>
          </table:table-cell>
          <table:table-cell office:value-type="float" office:value="0.0315090727526695" calcext:value-type="float">
            <text:p>0.03150907275267</text:p>
          </table:table-cell>
          <table:table-cell office:value-type="float" office:value="0.00103762775688665" calcext:value-type="float">
            <text:p>0.001037627756887</text:p>
          </table:table-cell>
          <table:table-cell office:value-type="float" office:value="0.0493270467212141" calcext:value-type="float">
            <text:p>0.049327046721214</text:p>
          </table:table-cell>
          <table:table-cell office:value-type="float" office:value="603222018395.092" calcext:value-type="float">
            <text:p>603222018395.092</text:p>
          </table:table-cell>
          <table:table-cell office:value-type="float" office:value="0.0516966077947478" calcext:value-type="float">
            <text:p>0.051696607794748</text:p>
          </table:table-cell>
          <table:table-cell office:value-type="float" office:value="0.87922505148805" calcext:value-type="float">
            <text:p>0.87922505148805</text:p>
          </table:table-cell>
          <table:table-cell office:value-type="float" office:value="0.0264365173268789" calcext:value-type="float">
            <text:p>0.026436517326879</text:p>
          </table:table-cell>
          <table:table-cell office:value-type="float" office:value="0.147083004915241" calcext:value-type="float">
            <text:p>0.147083004915241</text:p>
          </table:table-cell>
          <table:table-cell office:value-type="float" office:value="0.0967970509790035" calcext:value-type="float">
            <text:p>0.096797050979004</text:p>
          </table:table-cell>
          <table:table-cell office:value-type="float" office:value="0.476277122483976" calcext:value-type="float">
            <text:p>0.476277122483976</text:p>
          </table:table-cell>
          <table:table-cell office:value-type="float" office:value="0.0223780107842264" calcext:value-type="float">
            <text:p>0.022378010784226</text:p>
          </table:table-cell>
          <table:table-cell office:value-type="float" office:value="2412888073578.87" calcext:value-type="float">
            <text:p>2412888073578.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vg</text:p>
          </table:table-cell>
          <table:table-cell office:value-type="float" office:value="0.0512684425339103" calcext:value-type="float">
            <text:p>0.05126844253391</text:p>
          </table:table-cell>
          <table:table-cell office:value-type="float" office:value="0.0155794799647993" calcext:value-type="float">
            <text:p>0.015579479964799</text:p>
          </table:table-cell>
          <table:table-cell office:value-type="float" office:value="0.00123779845671379" calcext:value-type="float">
            <text:p>0.001237798456714</text:p>
          </table:table-cell>
          <table:table-cell office:value-type="float" office:value="0.0326850842102431" calcext:value-type="float">
            <text:p>0.032685084210243</text:p>
          </table:table-cell>
          <table:table-cell office:value-type="float" office:value="0.00176599788392195" calcext:value-type="float">
            <text:p>0.001765997883922</text:p>
          </table:table-cell>
          <table:table-cell office:value-type="float" office:value="0.0524876422925863" calcext:value-type="float">
            <text:p>0.052487642292586</text:p>
          </table:table-cell>
          <table:table-cell office:value-type="float" office:value="55259960493625.6" calcext:value-type="float">
            <text:p>55259960493625.6</text:p>
          </table:table-cell>
          <table:table-cell office:value-type="float" office:value="0.0497703302866724" calcext:value-type="float">
            <text:p>0.049770330286673</text:p>
          </table:table-cell>
          <table:table-cell office:value-type="float" office:value="0.886777872698062" calcext:value-type="float">
            <text:p>0.886777872698062</text:p>
          </table:table-cell>
          <table:table-cell office:value-type="float" office:value="0.0300009552310645" calcext:value-type="float">
            <text:p>0.030000955231065</text:p>
          </table:table-cell>
          <table:table-cell office:value-type="float" office:value="0.203380601494776" calcext:value-type="float">
            <text:p>0.203380601494776</text:p>
          </table:table-cell>
          <table:table-cell office:value-type="float" office:value="0.0974520818612206" calcext:value-type="float">
            <text:p>0.097452081861221</text:p>
          </table:table-cell>
          <table:table-cell office:value-type="float" office:value="0.482567415220077" calcext:value-type="float">
            <text:p>0.482567415220077</text:p>
          </table:table-cell>
          <table:table-cell office:value-type="float" office:value="0.0327272017913876" calcext:value-type="float">
            <text:p>0.032727201791388</text:p>
          </table:table-cell>
          <table:table-cell office:value-type="float" office:value="221039841974501" calcext:value-type="float">
            <text:p>2210398419745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vg</text:p>
          </table:table-cell>
          <table:table-cell office:value-type="float" office:value="0.0531677632825449" calcext:value-type="float">
            <text:p>0.053167763282545</text:p>
          </table:table-cell>
          <table:table-cell office:value-type="float" office:value="0.0153462736343499" calcext:value-type="float">
            <text:p>0.01534627363435</text:p>
          </table:table-cell>
          <table:table-cell office:value-type="float" office:value="0.00160382092144573" calcext:value-type="float">
            <text:p>0.001603820921446</text:p>
          </table:table-cell>
          <table:table-cell office:value-type="float" office:value="0.0334294906933792" calcext:value-type="float">
            <text:p>0.033429490693379</text:p>
          </table:table-cell>
          <table:table-cell office:value-type="float" office:value="0.00278809563315008" calcext:value-type="float">
            <text:p>0.00278809563315</text:p>
          </table:table-cell>
          <table:table-cell office:value-type="float" office:value="0.05553882805135" calcext:value-type="float">
            <text:p>0.05553882805135</text:p>
          </table:table-cell>
          <table:table-cell office:value-type="float" office:value="165688905219637" calcext:value-type="float">
            <text:p>165688905219637</text:p>
          </table:table-cell>
          <table:table-cell office:value-type="float" office:value="0.0485184524107756" calcext:value-type="float">
            <text:p>0.048518452410776</text:p>
          </table:table-cell>
          <table:table-cell office:value-type="float" office:value="0.895330932902347" calcext:value-type="float">
            <text:p>0.895330932902347</text:p>
          </table:table-cell>
          <table:table-cell office:value-type="float" office:value="0.0342468945626039" calcext:value-type="float">
            <text:p>0.034246894562604</text:p>
          </table:table-cell>
          <table:table-cell office:value-type="float" office:value="0.266724844069489" calcext:value-type="float">
            <text:p>0.266724844069489</text:p>
          </table:table-cell>
          <table:table-cell office:value-type="float" office:value="0.0977025363715914" calcext:value-type="float">
            <text:p>0.097702536371592</text:p>
          </table:table-cell>
          <table:table-cell office:value-type="float" office:value="0.486383627791721" calcext:value-type="float">
            <text:p>0.486383627791721</text:p>
          </table:table-cell>
          <table:table-cell office:value-type="float" office:value="0.0416874288604291" calcext:value-type="float">
            <text:p>0.041687428860429</text:p>
          </table:table-cell>
          <table:table-cell office:value-type="float" office:value="662755620878547" calcext:value-type="float">
            <text:p>6627556208785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vg</text:p>
          </table:table-cell>
          <table:table-cell office:value-type="float" office:value="0.055452510365285" calcext:value-type="float">
            <text:p>0.055452510365285</text:p>
          </table:table-cell>
          <table:table-cell office:value-type="float" office:value="0.0152687317749951" calcext:value-type="float">
            <text:p>0.015268731774995</text:p>
          </table:table-cell>
          <table:table-cell office:value-type="float" office:value="0.00203475812304532" calcext:value-type="float">
            <text:p>0.002034758123045</text:p>
          </table:table-cell>
          <table:table-cell office:value-type="float" office:value="0.034186442673672" calcext:value-type="float">
            <text:p>0.034186442673672</text:p>
          </table:table-cell>
          <table:table-cell office:value-type="float" office:value="0.00396249558252748" calcext:value-type="float">
            <text:p>0.003962495582527</text:p>
          </table:table-cell>
          <table:table-cell office:value-type="float" office:value="0.0585790291528743" calcext:value-type="float">
            <text:p>0.058579029152874</text:p>
          </table:table-cell>
          <table:table-cell office:value-type="float" office:value="630042989679638" calcext:value-type="float">
            <text:p>630042989679638</text:p>
          </table:table-cell>
          <table:table-cell office:value-type="float" office:value="0.0477757752723117" calcext:value-type="float">
            <text:p>0.047775775272312</text:p>
          </table:table-cell>
          <table:table-cell office:value-type="float" office:value="0.903988885703263" calcext:value-type="float">
            <text:p>0.903988885703263</text:p>
          </table:table-cell>
          <table:table-cell office:value-type="float" office:value="0.0387967481815607" calcext:value-type="float">
            <text:p>0.038796748181561</text:p>
          </table:table-cell>
          <table:table-cell office:value-type="float" office:value="0.334240606267853" calcext:value-type="float">
            <text:p>0.334240606267853</text:p>
          </table:table-cell>
          <table:table-cell office:value-type="float" office:value="0.098113050033737" calcext:value-type="float">
            <text:p>0.098113050033737</text:p>
          </table:table-cell>
          <table:table-cell office:value-type="float" office:value="0.488854981818819" calcext:value-type="float">
            <text:p>0.488854981818819</text:p>
          </table:table-cell>
          <table:table-cell office:value-type="float" office:value="0.0496305431238876" calcext:value-type="float">
            <text:p>0.049630543123888</text:p>
          </table:table-cell>
          <table:table-cell office:value-type="float" office:value="2520171958718549" calcext:value-type="float">
            <text:p>25201719587185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vg</text:p>
          </table:table-cell>
          <table:table-cell office:value-type="float" office:value="0.0572353866882622" calcext:value-type="float">
            <text:p>0.057235386688262</text:p>
          </table:table-cell>
          <table:table-cell office:value-type="float" office:value="0.0150810596387601" calcext:value-type="float">
            <text:p>0.01508105963876</text:p>
          </table:table-cell>
          <table:table-cell office:value-type="float" office:value="0.00237161177938106" calcext:value-type="float">
            <text:p>0.002371611779381</text:p>
          </table:table-cell>
          <table:table-cell office:value-type="float" office:value="0.0347129095462151" calcext:value-type="float">
            <text:p>0.034712909546215</text:p>
          </table:table-cell>
          <table:table-cell office:value-type="float" office:value="0.00506972322182264" calcext:value-type="float">
            <text:p>0.005069723221823</text:p>
          </table:table-cell>
          <table:table-cell office:value-type="float" office:value="0.0607888565030035" calcext:value-type="float">
            <text:p>0.060788856503004</text:p>
          </table:table-cell>
          <table:table-cell office:value-type="float" office:value="5060688794008005" calcext:value-type="float">
            <text:p>5060688794008005</text:p>
          </table:table-cell>
          <table:table-cell office:value-type="float" office:value="0.0468308895853498" calcext:value-type="float">
            <text:p>0.04683088958535</text:p>
          </table:table-cell>
          <table:table-cell office:value-type="float" office:value="0.911733481524556" calcext:value-type="float">
            <text:p>0.911733481524556</text:p>
          </table:table-cell>
          <table:table-cell office:value-type="float" office:value="0.042013236167729" calcext:value-type="float">
            <text:p>0.042013236167729</text:p>
          </table:table-cell>
          <table:table-cell office:value-type="float" office:value="0.393988204223539" calcext:value-type="float">
            <text:p>0.393988204223539</text:p>
          </table:table-cell>
          <table:table-cell office:value-type="float" office:value="0.0983045947814033" calcext:value-type="float">
            <text:p>0.098304594781403</text:p>
          </table:table-cell>
          <table:table-cell office:value-type="float" office:value="0.491015309016794" calcext:value-type="float">
            <text:p>0.491015309016794</text:p>
          </table:table-cell>
          <table:table-cell office:value-type="float" office:value="0.0560067054775318" calcext:value-type="float">
            <text:p>0.056006705477532</text:p>
          </table:table-cell>
          <table:table-cell table:style-name="ce1" office:value-type="float" office:value="2.0242755176032E+016" calcext:value-type="float">
            <text:p>2.02E+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vg</text:p>
          </table:table-cell>
          <table:table-cell office:value-type="float" office:value="0.0588823818834499" calcext:value-type="float">
            <text:p>0.05888238188345</text:p>
          </table:table-cell>
          <table:table-cell office:value-type="float" office:value="0.0148410443944158" calcext:value-type="float">
            <text:p>0.014841044394416</text:p>
          </table:table-cell>
          <table:table-cell office:value-type="float" office:value="0.00274173705111025" calcext:value-type="float">
            <text:p>0.00274173705111</text:p>
          </table:table-cell>
          <table:table-cell office:value-type="float" office:value="0.0352487938362174" calcext:value-type="float">
            <text:p>0.035248793836217</text:p>
          </table:table-cell>
          <table:table-cell office:value-type="float" office:value="0.00605072430334985" calcext:value-type="float">
            <text:p>0.00605072430335</text:p>
          </table:table-cell>
          <table:table-cell office:value-type="float" office:value="0.0626895312577366" calcext:value-type="float">
            <text:p>0.062689531257737</text:p>
          </table:table-cell>
          <table:table-cell table:style-name="ce1" office:value-type="float" office:value="7.55093781569521E+016" calcext:value-type="float">
            <text:p>7.55E+16</text:p>
          </table:table-cell>
          <table:table-cell office:value-type="float" office:value="0.0458098597589047" calcext:value-type="float">
            <text:p>0.045809859758905</text:p>
          </table:table-cell>
          <table:table-cell office:value-type="float" office:value="0.918686820963353" calcext:value-type="float">
            <text:p>0.918686820963353</text:p>
          </table:table-cell>
          <table:table-cell office:value-type="float" office:value="0.0451787870177305" calcext:value-type="float">
            <text:p>0.045178787017731</text:p>
          </table:table-cell>
          <table:table-cell office:value-type="float" office:value="0.451174947831731" calcext:value-type="float">
            <text:p>0.451174947831731</text:p>
          </table:table-cell>
          <table:table-cell office:value-type="float" office:value="0.0986121296863344" calcext:value-type="float">
            <text:p>0.098612129686334</text:p>
          </table:table-cell>
          <table:table-cell office:value-type="float" office:value="0.494137820419843" calcext:value-type="float">
            <text:p>0.494137820419843</text:p>
          </table:table-cell>
          <table:table-cell office:value-type="float" office:value="0.0611573485679768" calcext:value-type="float">
            <text:p>0.061157348567977</text:p>
          </table:table-cell>
          <table:table-cell table:style-name="ce1" office:value-type="float" office:value="3.02037512627808E+017" calcext:value-type="float">
            <text:p>3.02E+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g</text:p>
          </table:table-cell>
          <table:table-cell office:value-type="float" office:value="0.0604493992868811" calcext:value-type="float">
            <text:p>0.060449399286881</text:p>
          </table:table-cell>
          <table:table-cell office:value-type="float" office:value="0.0148978358920431" calcext:value-type="float">
            <text:p>0.014897835892043</text:p>
          </table:table-cell>
          <table:table-cell office:value-type="float" office:value="0.00311781414347934" calcext:value-type="float">
            <text:p>0.003117814143479</text:p>
          </table:table-cell>
          <table:table-cell office:value-type="float" office:value="0.0356122200610116" calcext:value-type="float">
            <text:p>0.035612220061012</text:p>
          </table:table-cell>
          <table:table-cell office:value-type="float" office:value="0.0068214469938539" calcext:value-type="float">
            <text:p>0.006821446993854</text:p>
          </table:table-cell>
          <table:table-cell office:value-type="float" office:value="0.0644080601945895" calcext:value-type="float">
            <text:p>0.06440806019459</text:p>
          </table:table-cell>
          <table:table-cell table:style-name="ce1" office:value-type="float" office:value="1.18533902167117E+018" calcext:value-type="float">
            <text:p>1.19E+18</text:p>
          </table:table-cell>
          <table:table-cell office:value-type="float" office:value="0.0456043491854646" calcext:value-type="float">
            <text:p>0.045604349185465</text:p>
          </table:table-cell>
          <table:table-cell office:value-type="float" office:value="0.924832131500838" calcext:value-type="float">
            <text:p>0.924832131500838</text:p>
          </table:table-cell>
          <table:table-cell office:value-type="float" office:value="0.0481854442629782" calcext:value-type="float">
            <text:p>0.048185444262978</text:p>
          </table:table-cell>
          <table:table-cell office:value-type="float" office:value="0.518280725185392" calcext:value-type="float">
            <text:p>0.518280725185392</text:p>
          </table:table-cell>
          <table:table-cell office:value-type="float" office:value="0.0987355448668479" calcext:value-type="float">
            <text:p>0.098735544866848</text:p>
          </table:table-cell>
          <table:table-cell office:value-type="float" office:value="0.494956149451435" calcext:value-type="float">
            <text:p>0.494956149451435</text:p>
          </table:table-cell>
          <table:table-cell office:value-type="float" office:value="0.0651069024630674" calcext:value-type="float">
            <text:p>0.065106902463067</text:p>
          </table:table-cell>
          <table:table-cell table:style-name="ce1" office:value-type="float" office:value="4.74135608668468E+018" calcext:value-type="float">
            <text:p>4.74E+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vg</text:p>
          </table:table-cell>
          <table:table-cell office:value-type="float" office:value="0.0613056608708575" calcext:value-type="float">
            <text:p>0.061305660870858</text:p>
          </table:table-cell>
          <table:table-cell office:value-type="float" office:value="0.0144772498606471" calcext:value-type="float">
            <text:p>0.014477249860647</text:p>
          </table:table-cell>
          <table:table-cell office:value-type="float" office:value="0.00341454330191482" calcext:value-type="float">
            <text:p>0.003414543301915</text:p>
          </table:table-cell>
          <table:table-cell office:value-type="float" office:value="0.0358486425830051" calcext:value-type="float">
            <text:p>0.035848642583005</text:p>
          </table:table-cell>
          <table:table-cell office:value-type="float" office:value="0.0075651425140677" calcext:value-type="float">
            <text:p>0.007565142514068</text:p>
          </table:table-cell>
          <table:table-cell office:value-type="float" office:value="0.0655318415618493" calcext:value-type="float">
            <text:p>0.065531841561849</text:p>
          </table:table-cell>
          <table:table-cell table:style-name="ce1" office:value-type="float" office:value="3.32783743646613E+018" calcext:value-type="float">
            <text:p>3.33E+18</text:p>
          </table:table-cell>
          <table:table-cell office:value-type="float" office:value="0.0442647531460083" calcext:value-type="float">
            <text:p>0.044264753146008</text:p>
          </table:table-cell>
          <table:table-cell office:value-type="float" office:value="0.929697238864318" calcext:value-type="float">
            <text:p>0.929697238864318</text:p>
          </table:table-cell>
          <table:table-cell office:value-type="float" office:value="0.050448875953103" calcext:value-type="float">
            <text:p>0.050448875953103</text:p>
          </table:table-cell>
          <table:table-cell office:value-type="float" office:value="0.564301453166528" calcext:value-type="float">
            <text:p>0.564301453166528</text:p>
          </table:table-cell>
          <table:table-cell office:value-type="float" office:value="0.0987406950808813" calcext:value-type="float">
            <text:p>0.098740695080881</text:p>
          </table:table-cell>
          <table:table-cell office:value-type="float" office:value="0.497308591954635" calcext:value-type="float">
            <text:p>0.497308591954635</text:p>
          </table:table-cell>
          <table:table-cell office:value-type="float" office:value="0.0686730420674047" calcext:value-type="float">
            <text:p>0.068673042067405</text:p>
          </table:table-cell>
          <table:table-cell table:style-name="ce1" office:value-type="float" office:value="1.33113497458645E+019" calcext:value-type="float">
            <text:p>1.33E+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vg</text:p>
          </table:table-cell>
          <table:table-cell office:value-type="float" office:value="0.0625312149059027" calcext:value-type="float">
            <text:p>0.062531214905903</text:p>
          </table:table-cell>
          <table:table-cell office:value-type="float" office:value="0.0144941340549849" calcext:value-type="float">
            <text:p>0.014494134054985</text:p>
          </table:table-cell>
          <table:table-cell office:value-type="float" office:value="0.00371484273637179" calcext:value-type="float">
            <text:p>0.003714842736372</text:p>
          </table:table-cell>
          <table:table-cell office:value-type="float" office:value="0.0362483747303486" calcext:value-type="float">
            <text:p>0.036248374730349</text:p>
          </table:table-cell>
          <table:table-cell office:value-type="float" office:value="0.00807378136960324" calcext:value-type="float">
            <text:p>0.008073781369603</text:p>
          </table:table-cell>
          <table:table-cell office:value-type="float" office:value="0.0666689069662825" calcext:value-type="float">
            <text:p>0.066668906966283</text:p>
          </table:table-cell>
          <table:table-cell table:style-name="ce1" office:value-type="float" office:value="1.2804914668226E+020" calcext:value-type="float">
            <text:p>1.28E+20</text:p>
          </table:table-cell>
          <table:table-cell office:value-type="float" office:value="0.0439617368806615" calcext:value-type="float">
            <text:p>0.043961736880662</text:p>
          </table:table-cell>
          <table:table-cell office:value-type="float" office:value="0.934376529907571" calcext:value-type="float">
            <text:p>0.934376529907571</text:p>
          </table:table-cell>
          <table:table-cell office:value-type="float" office:value="0.052614791328468" calcext:value-type="float">
            <text:p>0.052614791328468</text:p>
          </table:table-cell>
          <table:table-cell office:value-type="float" office:value="0.623507223950183" calcext:value-type="float">
            <text:p>0.623507223950183</text:p>
          </table:table-cell>
          <table:table-cell office:value-type="float" office:value="0.0990088518460753" calcext:value-type="float">
            <text:p>0.099008851846075</text:p>
          </table:table-cell>
          <table:table-cell office:value-type="float" office:value="0.498778841378408" calcext:value-type="float">
            <text:p>0.498778841378408</text:p>
          </table:table-cell>
          <table:table-cell office:value-type="float" office:value="0.0710902478099253" calcext:value-type="float">
            <text:p>0.071090247809925</text:p>
          </table:table-cell>
          <table:table-cell table:style-name="ce1" office:value-type="float" office:value="5.12196586729039E+020" calcext:value-type="float">
            <text:p>5.12E+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vg</text:p>
          </table:table-cell>
          <table:table-cell office:value-type="float" office:value="0.0634663763921708" calcext:value-type="float">
            <text:p>0.063466376392171</text:p>
          </table:table-cell>
          <table:table-cell office:value-type="float" office:value="0.0144846703333315" calcext:value-type="float">
            <text:p>0.014484670333332</text:p>
          </table:table-cell>
          <table:table-cell office:value-type="float" office:value="0.00402386365021812" calcext:value-type="float">
            <text:p>0.004023863650218</text:p>
          </table:table-cell>
          <table:table-cell office:value-type="float" office:value="0.0364782718825154" calcext:value-type="float">
            <text:p>0.036478271882515</text:p>
          </table:table-cell>
          <table:table-cell office:value-type="float" office:value="0.0084794882859569" calcext:value-type="float">
            <text:p>0.008479488285957</text:p>
          </table:table-cell>
          <table:table-cell office:value-type="float" office:value="0.0676846303350877" calcext:value-type="float">
            <text:p>0.067684630335088</text:p>
          </table:table-cell>
          <table:table-cell table:style-name="ce1" office:value-type="float" office:value="1.02405740472737E+019" calcext:value-type="float">
            <text:p>1.02E+19</text:p>
          </table:table-cell>
          <table:table-cell office:value-type="float" office:value="0.0436775909456235" calcext:value-type="float">
            <text:p>0.043677590945624</text:p>
          </table:table-cell>
          <table:table-cell office:value-type="float" office:value="0.938860814671833" calcext:value-type="float">
            <text:p>0.938860814671833</text:p>
          </table:table-cell>
          <table:table-cell office:value-type="float" office:value="0.0548004804039586" calcext:value-type="float">
            <text:p>0.054800480403959</text:p>
          </table:table-cell>
          <table:table-cell office:value-type="float" office:value="0.686786042498987" calcext:value-type="float">
            <text:p>0.686786042498987</text:p>
          </table:table-cell>
          <table:table-cell office:value-type="float" office:value="0.0990719523845003" calcext:value-type="float">
            <text:p>0.0990719523845</text:p>
          </table:table-cell>
          <table:table-cell office:value-type="float" office:value="0.499234240126545" calcext:value-type="float">
            <text:p>0.499234240126545</text:p>
          </table:table-cell>
          <table:table-cell office:value-type="float" office:value="0.0731884976062687" calcext:value-type="float">
            <text:p>0.073188497606269</text:p>
          </table:table-cell>
          <table:table-cell table:style-name="ce1" office:value-type="float" office:value="4.09622961890947E+019" calcext:value-type="float">
            <text:p>4.10E+19</text:p>
          </table:table-cell>
        </table:table-row>
      </table:table>
      <table:named-expressions/>
      <table:database-ranges>
        <table:database-range table:name="__Anonymous_Sheet_DB__0" table:target-range-address="Sheet1.A1:Sheet1.Q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0:25:30.375544666</meta:creation-date>
    <dc:date>2019-01-18T20:27:06.631088594</dc:date>
    <meta:editing-duration>PT1M36S</meta:editing-duration>
    <meta:editing-cycles>1</meta:editing-cycles>
    <meta:document-statistic meta:table-count="1" meta:cell-count="255" meta:object-count="0"/>
    <meta:generator>LibreOffice/6.0.7.3$Linux_X86_64 LibreOffice_project/00m0$Build-3</meta:generator>
  </office:meta>
</office:document-meta>
</file>